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E0000026851C835F20C44F2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0.807cm" fo:padding-left="0.05cm" fo:padding-right="0.0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91cm" fo:min-width="0.807cm" fo:padding-left="0.05cm" fo:padding-right="0.05cm" style:writing-mode="lr-tb"/>
      <style:paragraph-properties style:writing-mode="lr-tb"/>
    </style:style>
    <style:style style:name="gr4" style:family="graphic" style:parent-style-name="objectwithoutfill">
      <style:graphic-properties draw:marker-end="Estremità_20_linea_20_4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51cm"/>
      <style:paragraph-properties style:writing-mode="lr-tb"/>
    </style:style>
    <style:style style:name="gr6" style:family="graphic" style:parent-style-name="objectwithoutfill">
      <style:graphic-properties draw:marker-end="Estremità_20_linea_20_5" draw:marker-end-width="0.3cm" draw:fill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592cm" fo:min-width="0.807cm" fo:padding-left="0.05cm" fo:padding-right="0.05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0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92cm" fo:min-width="0.808cm" fo:padding-left="0.05cm" fo:padding-right="0.05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2cm" fo:min-width="0.809cm" fo:padding-left="0.05cm" fo:padding-right="0.05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9cm" fo:min-width="0.808cm" fo:padding-left="0.05cm" fo:padding-right="0.05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9cm" fo:min-width="0.809cm" fo:padding-left="0.05cm" fo:padding-right="0.05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91cm" fo:min-width="0.808cm" fo:padding-left="0.05cm" fo:padding-right="0.05cm" style:writing-mode="lr-tb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91cm" fo:min-width="0.805cm" fo:padding-left="0.05cm" fo:padding-right="0.05cm" style:writing-mode="lr-tb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1cm" fo:min-width="0.809cm" fo:padding-left="0.05cm" fo:padding-right="0.05cm" style:writing-mode="lr-tb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9cm" fo:min-width="0.805cm" fo:padding-left="0.05cm" fo:padding-right="0.05cm" style:writing-mode="lr-tb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91cm" fo:min-width="0.806cm" fo:padding-left="0.05cm" fo:padding-right="0.0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93cm" fo:min-width="0.807cm" fo:padding-left="0.05cm" fo:padding-right="0.05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93cm" fo:min-width="0.809cm" fo:padding-left="0.05cm" fo:padding-right="0.05cm" style:writing-mode="lr-tb"/>
      <style:paragraph-properties style:writing-mode="lr-tb"/>
    </style:style>
    <style:style style:name="gr20" style:family="graphic" style:parent-style-name="objectwithoutfill">
      <style:graphic-properties draw:marker-end="Estremità_20_linea_20_7" draw:marker-end-width="0.3cm" draw:fill="none"/>
    </style:style>
    <style:style style:name="gr21" style:family="graphic" style:parent-style-name="objectwithoutfill">
      <style:graphic-properties draw:marker-end="Estremità_20_linea_20_8" draw:marker-end-width="0.3cm" draw:fill="none"/>
    </style:style>
    <style:style style:name="gr22" style:family="graphic" style:parent-style-name="objectwithoutfill">
      <style:graphic-properties draw:marker-end="Estremità_20_linea_20_9" draw:marker-end-width="0.3cm" draw:fill="none"/>
    </style:style>
    <style:style style:name="gr23" style:family="graphic" style:parent-style-name="objectwithoutfill">
      <style:graphic-properties draw:marker-end="Estremità_20_linea_20_10" draw:marker-end-width="0.3cm" draw:fill="none"/>
    </style:style>
    <style:style style:name="gr24" style:family="graphic" style:parent-style-name="objectwithoutfill">
      <style:graphic-properties draw:marker-end="Estremità_20_linea_20_11" draw:marker-end-width="0.3cm" draw:fill="none"/>
    </style:style>
    <style:style style:name="gr25" style:family="graphic" style:parent-style-name="objectwithoutfill">
      <style:graphic-properties draw:marker-end="Estremità_20_linea_20_12" draw:marker-end-width="0.3cm" draw:fill="none"/>
    </style:style>
    <style:style style:name="gr26" style:family="graphic" style:parent-style-name="objectwithoutfill">
      <style:graphic-properties draw:marker-end="Estremità_20_linea_20_13" draw:marker-end-width="0.3cm" draw:fill="none"/>
    </style:style>
    <style:style style:name="gr27" style:family="graphic" style:parent-style-name="objectwithoutfill">
      <style:graphic-properties draw:marker-end="Estremità_20_linea_20_14" draw:marker-end-width="0.3cm" draw:fill="none"/>
    </style:style>
    <style:style style:name="gr28" style:family="graphic" style:parent-style-name="objectwithoutfill">
      <style:graphic-properties draw:marker-end="Estremità_20_linea_20_15" draw:marker-end-width="0.3cm" draw:fill="none"/>
    </style:style>
    <style:style style:name="gr29" style:family="graphic" style:parent-style-name="objectwithoutfill">
      <style:graphic-properties draw:marker-end="Estremità_20_linea_20_16" draw:marker-end-width="0.3cm" draw:fill="none"/>
    </style:style>
    <style:style style:name="gr30" style:family="graphic" style:parent-style-name="objectwithoutfill">
      <style:graphic-properties draw:marker-end="Estremità_20_linea_20_17" draw:marker-end-width="0.3cm" draw:fill="none"/>
    </style:style>
    <style:style style:name="gr31" style:family="graphic" style:parent-style-name="objectwithoutfill">
      <style:graphic-properties draw:marker-end="Estremità_20_linea_20_18" draw:marker-end-width="0.3cm" draw:fill="none"/>
    </style:style>
    <style:style style:name="gr32" style:family="graphic" style:parent-style-name="objectwithoutfill">
      <style:graphic-properties draw:marker-end="Estremità_20_linea_20_19" draw:marker-end-width="0.3cm" draw:fill="none"/>
    </style:style>
    <style:style style:name="gr33" style:family="graphic" style:parent-style-name="objectwithoutfill">
      <style:graphic-properties draw:marker-end="Estremità_20_linea_20_20" draw:marker-end-width="0.3cm" draw:fill="none"/>
    </style:style>
    <style:style style:name="gr34" style:family="graphic" style:parent-style-name="objectwithoutfill">
      <style:graphic-properties draw:marker-end="Estremità_20_linea_20_21" draw:marker-end-width="0.3cm" draw:fill="none"/>
    </style:style>
    <style:style style:name="gr35" style:family="graphic" style:parent-style-name="objectwithoutfill">
      <style:graphic-properties draw:marker-end="Estremità_20_linea_20_22" draw:marker-end-width="0.3cm" draw:fill="none"/>
    </style:style>
    <style:style style:name="gr36" style:family="graphic" style:parent-style-name="objectwithoutfill">
      <style:graphic-properties draw:marker-end="Estremità_20_linea_20_23" draw:marker-end-width="0.3cm" draw:fill="none"/>
    </style:style>
    <style:style style:name="gr37" style:family="graphic" style:parent-style-name="objectwithoutfill">
      <style:graphic-properties draw:marker-end="Estremità_20_linea_20_24" draw:marker-end-width="0.3cm" draw:fill="none"/>
    </style:style>
    <style:style style:name="gr38" style:family="graphic" style:parent-style-name="objectwithoutfill">
      <style:graphic-properties draw:marker-end="Estremità_20_linea_20_27" draw:marker-end-width="0.3cm" draw:fill="none"/>
    </style:style>
    <style:style style:name="gr39" style:family="graphic" style:parent-style-name="objectwithoutfill">
      <style:graphic-properties draw:marker-end="Estremità_20_linea_20_31" draw:marker-end-width="0.3cm" draw:fill="none"/>
    </style:style>
    <style:style style:name="gr40" style:family="graphic" style:parent-style-name="objectwithoutfill">
      <style:graphic-properties draw:marker-end="Estremità_20_linea_20_32" draw:marker-end-width="0.3cm" draw:fill="none"/>
    </style:style>
    <style:style style:name="gr41" style:family="graphic" style:parent-style-name="objectwithoutfill">
      <style:graphic-properties draw:marker-end="Estremità_20_linea_20_33" draw:marker-end-width="0.3cm" draw:fill="none"/>
    </style:style>
    <style:style style:name="gr42" style:family="graphic" style:parent-style-name="objectwithoutfill">
      <style:graphic-properties draw:marker-end="Estremità_20_linea_20_34" draw:marker-end-width="0.3cm" draw:fill="none"/>
    </style:style>
    <style:style style:name="gr43" style:family="graphic" style:parent-style-name="objectwithoutfill">
      <style:graphic-properties draw:marker-end="Estremità_20_linea_20_35" draw:marker-end-width="0.3cm" draw:fill="none"/>
    </style:style>
    <style:style style:name="gr44" style:family="graphic" style:parent-style-name="objectwithoutfill">
      <style:graphic-properties draw:marker-end="Estremità_20_linea_20_36" draw:marker-end-width="0.3cm" draw:fill="none"/>
    </style:style>
    <style:style style:name="gr45" style:family="graphic" style:parent-style-name="objectwithoutfill">
      <style:graphic-properties draw:marker-end="Estremità_20_linea_20_37" draw:marker-end-width="0.3cm" draw:fill="none"/>
    </style:style>
    <style:style style:name="gr46" style:family="graphic" style:parent-style-name="objectwithoutfill">
      <style:graphic-properties draw:marker-end="Estremità_20_linea_20_38" draw:marker-end-width="0.3cm" draw:fill="none"/>
    </style:style>
    <style:style style:name="gr47" style:family="graphic" style:parent-style-name="objectwithoutfill">
      <style:graphic-properties draw:marker-end="Estremità_20_linea_20_39" draw:marker-end-width="0.3cm" draw:fill="none"/>
    </style:style>
    <style:style style:name="gr48" style:family="graphic" style:parent-style-name="objectwithoutfill">
      <style:graphic-properties draw:marker-end="Estremità_20_linea_20_40" draw:marker-end-width="0.3cm" draw:fill="none"/>
    </style:style>
    <style:style style:name="gr49" style:family="graphic" style:parent-style-name="objectwithoutfill">
      <style:graphic-properties draw:marker-end="Estremità_20_linea_20_41" draw:marker-end-width="0.3cm" draw:fill="none"/>
    </style:style>
    <style:style style:name="gr50" style:family="graphic" style:parent-style-name="objectwithoutfill">
      <style:graphic-properties draw:marker-end="Estremità_20_linea_20_42" draw:marker-end-width="0.3cm" draw:fill="none"/>
    </style:style>
    <style:style style:name="gr51" style:family="graphic" style:parent-style-name="objectwithoutfill">
      <style:graphic-properties draw:marker-end="Estremità_20_linea_20_43" draw:marker-end-width="0.3cm" draw:fill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5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7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2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0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2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8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1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59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16cm"/>
      <style:paragraph-properties style:writing-mode="lr-tb"/>
    </style:style>
    <style:style style:name="gr63" style:family="graphic" style:parent-style-name="objectwithoutfill">
      <style:graphic-properties draw:marker-end="Estremità_20_linea_20_44" draw:marker-end-width="0.3cm" draw:fill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2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9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58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4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61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9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2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1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597cm"/>
      <style:paragraph-properties style:writing-mode="lr-tb"/>
    </style:style>
    <style:style style:name="gr74" style:family="graphic" style:parent-style-name="objectwithoutfill">
      <style:graphic-properties draw:marker-end="Estremità_20_linea_20_45" draw:marker-end-width="0.3cm" draw:fill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6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/>
        <draw:frame draw:style-name="gr1" draw:text-style-name="P1" draw:layer="layout" svg:width="25cm" svg:height="22.95cm" svg:x="2.217cm" svg:y="3.978cm">
          <draw:image xlink:href="Pictures/100000000000026E0000026851C835F20C44F281.png" xlink:type="simple" xlink:show="embed" xlink:actuate="onLoad" draw:mime-type="image/png">
            <text:p/>
          </draw:image>
        </draw:frame>
        <draw:custom-shape draw:style-name="gr2" draw:text-style-name="P3" xml:id="id1" draw:id="id1" draw:layer="layout" svg:width="1.281cm" svg:height="1.188cm" svg:x="23.115cm" svg:y="22.983cm">
          <text:p text:style-name="P2"><text:span text:style-name="T1">RO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281cm" svg:height="1.189cm" svg:x="23.115cm" svg:y="20.749cm">
          <text:p text:style-name="P2"><text:span text:style-name="T1">M_n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3.756cm" svg:y1="22.983cm" svg:x2="23.756cm" svg:y2="21.938cm" draw:start-shape="id1" draw:start-glue-point="4" draw:end-shape="id2" draw:end-glue-point="8" svg:d="M23756 22983v-1045" svg:viewBox="0 0 1 1046">
          <text:p/>
        </draw:connector>
        <draw:frame draw:style-name="gr5" draw:text-style-name="P5" draw:layer="layout" svg:width="1.266cm" svg:height="0.817cm" svg:x="23.627cm" svg:y="22.189cm">
          <draw:text-box>
            <text:p><text:span text:style-name="T2">(M,N,E)</text:span></text:p>
          </draw:text-box>
        </draw:frame>
        <draw:connector draw:style-name="gr6" draw:text-style-name="P4" draw:layer="layout" draw:type="line" svg:x1="23.115cm" svg:y1="21.344cm" svg:x2="21.731cm" svg:y2="21.344cm" draw:start-shape="id2" draw:start-glue-point="6" draw:end-shape="id3" draw:end-glue-point="10" svg:d="M23115 21344h-1384" svg:viewBox="0 0 1385 1">
          <text:p/>
        </draw:connector>
        <draw:custom-shape draw:style-name="gr7" draw:text-style-name="P3" xml:id="id3" draw:id="id3" draw:layer="layout" svg:width="1.281cm" svg:height="1.19cm" svg:x="20.45cm" svg:y="20.749cm">
          <text:p text:style-name="P2"><text:span text:style-name="T1">L_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22cm" svg:height="0.816cm" svg:x="21.952cm" svg:y="20.632cm">
          <draw:text-box>
            <text:p><text:span text:style-name="T2">(L,W,E)</text:span></text:p>
          </draw:text-box>
        </draw:frame>
        <draw:custom-shape draw:style-name="gr7" draw:text-style-name="P3" xml:id="id4" draw:id="id4" draw:layer="layout" svg:width="1.281cm" svg:height="1.19cm" svg:x="20.451cm" svg:y="23.127cm">
          <text:p text:style-name="P2"><text:span text:style-name="T1">L_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281cm" svg:height="1.188cm" svg:x="20.451cm" svg:y="15.999cm">
          <text:p text:style-name="P2"><text:span text:style-name="T1">R_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" draw:id="id12" draw:layer="layout" svg:width="1.282cm" svg:height="1.19cm" svg:x="17.99cm" svg:y="20.75cm">
          <text:p text:style-name="P2"><text:span text:style-name="T1">L_n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3" draw:id="id13" draw:layer="layout" svg:width="1.285cm" svg:height="1.19cm" svg:x="15.424cm" svg:y="20.75cm">
          <text:p text:style-name="P2"><text:span text:style-name="T1">R_n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282cm" svg:height="1.188cm" svg:x="17.99cm" svg:y="15.999cm">
          <text:p text:style-name="P2"><text:span text:style-name="T1">L_n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4" draw:id="id14" draw:layer="layout" svg:width="1.285cm" svg:height="1.188cm" svg:x="15.425cm" svg:y="13.622cm">
          <text:p text:style-name="P2"><text:span text:style-name="T1">R_n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5" draw:id="id15" draw:layer="layout" svg:width="1.284cm" svg:height="1.189cm" svg:x="20.452cm" svg:y="13.622cm">
          <text:p text:style-name="P2"><text:span text:style-name="T1">R_n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6" draw:id="id16" draw:layer="layout" svg:width="1.285cm" svg:height="1.19cm" svg:x="20.452cm" svg:y="8.965cm">
          <text:p text:style-name="P2"><text:span text:style-name="T1">L_n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1.281cm" svg:height="1.19cm" svg:x="23.018cm" svg:y="8.966cm">
          <text:p text:style-name="P2"><text:span text:style-name="T1">R_n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6" draw:id="id36" draw:layer="layout" svg:width="1.283cm" svg:height="1.188cm" svg:x="23.019cm" svg:y="18.379cm">
          <text:p text:style-name="P2"><text:span text:style-name="T1">R_n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1.283cm" svg:height="1.19cm" svg:x="12.759cm" svg:y="23.128cm">
          <text:p text:style-name="P2"><text:span text:style-name="T1">R_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5" draw:id="id35" draw:layer="layout" svg:width="1.283cm" svg:height="1.189cm" svg:x="12.76cm" svg:y="13.622cm">
          <text:p text:style-name="P2"><text:span text:style-name="T1">R_n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6" draw:id="id6" draw:layer="layout" svg:width="1.279cm" svg:height="1.189cm" svg:x="5.174cm" svg:y="23.129cm">
          <text:p text:style-name="P2"><text:span text:style-name="T1">M_n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281cm" svg:height="1.187cm" svg:x="5.174cm" svg:y="20.85cm">
          <text:p text:style-name="P2"><text:span text:style-name="T1">R_n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8" draw:id="id8" draw:layer="layout" svg:width="1.285cm" svg:height="1.187cm" svg:x="10.197cm" svg:y="20.85cm">
          <text:p text:style-name="P2"><text:span text:style-name="T1">R_n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84cm" svg:height="1.189cm" svg:x="10.198cm" svg:y="18.473cm">
          <text:p text:style-name="P2"><text:span text:style-name="T1">L_n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5" draw:id="id25" draw:layer="layout" svg:width="1.281cm" svg:height="1.189cm" svg:x="7.638cm" svg:y="18.474cm">
          <text:p text:style-name="P2"><text:span text:style-name="T1">L_n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6" draw:id="id26" draw:layer="layout" svg:width="1.279cm" svg:height="1.188cm" svg:x="5.281cm" svg:y="18.476cm">
          <text:p text:style-name="P2"><text:span text:style-name="T1">R_n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7" draw:id="id27" draw:layer="layout" svg:width="1.279cm" svg:height="1.188cm" svg:x="5.282cm" svg:y="13.722cm">
          <text:p text:style-name="P2"><text:span text:style-name="T1">R_n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1.281cm" svg:height="1.189cm" svg:x="7.64cm" svg:y="13.722cm">
          <text:p text:style-name="P2"><text:span text:style-name="T1">R_n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9" draw:id="id29" draw:layer="layout" svg:width="1.281cm" svg:height="1.187cm" svg:x="7.641cm" svg:y="11.349cm">
          <text:p text:style-name="P2"><text:span text:style-name="T1">L_n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0" draw:id="id30" draw:layer="layout" svg:width="1.28cm" svg:height="1.187cm" svg:x="5.182cm" svg:y="11.35cm">
          <text:p text:style-name="P2"><text:span text:style-name="T1">L_n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1" draw:id="id31" draw:layer="layout" svg:width="1.28cm" svg:height="1.189cm" svg:x="5.182cm" svg:y="8.973cm">
          <text:p text:style-name="P2"><text:span text:style-name="T1">R_n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2" draw:id="id32" draw:layer="layout" svg:width="1.282cm" svg:height="1.189cm" svg:x="7.541cm" svg:y="8.974cm">
          <text:p text:style-name="P2"><text:span text:style-name="T1">R_n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3" draw:id="id33" draw:layer="layout" svg:width="1.281cm" svg:height="1.186cm" svg:x="7.542cm" svg:y="6.6cm">
          <text:p text:style-name="P2"><text:span text:style-name="T1">L_n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4" draw:id="id34" draw:layer="layout" svg:width="1.28cm" svg:height="1.189cm" svg:x="5.185cm" svg:y="6.6cm">
          <text:p text:style-name="P2"><text:span text:style-name="T1">L_n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1.281cm" svg:height="1.188cm" svg:x="10.214cm" svg:y="8.79cm">
          <text:p text:style-name="P2"><text:span text:style-name="T1">R_n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1.281cm" svg:height="1.189cm" svg:x="10.215cm" svg:y="11.262cm">
          <text:p text:style-name="P2"><text:span text:style-name="T1">R_n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23" draw:id="id23" draw:layer="layout" svg:width="1.281cm" svg:height="1.191cm" svg:x="10.216cm" svg:y="15.92cm">
          <text:p text:style-name="P2"><text:span text:style-name="T1">L_n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4" draw:id="id24" draw:layer="layout" svg:width="1.285cm" svg:height="1.191cm" svg:x="7.652cm" svg:y="15.921cm">
          <text:p text:style-name="P2"><text:span text:style-name="T1">R_n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8" draw:id="id18" draw:layer="layout" svg:width="1.283cm" svg:height="1.19cm" svg:x="23.019cm" svg:y="6.59cm">
          <text:p text:style-name="P2"><text:span text:style-name="T1">L_n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9" draw:id="id19" draw:layer="layout" svg:width="1.283cm" svg:height="1.19cm" svg:x="17.995cm" svg:y="6.591cm">
          <text:p text:style-name="P2"><text:span text:style-name="T1">L_n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0" draw:id="id20" draw:layer="layout" svg:width="1.284cm" svg:height="1.189cm" svg:x="17.995cm" svg:y="11.251cm">
          <text:p text:style-name="P2"><text:span text:style-name="T1">L_n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21.091cm" svg:y1="21.939cm" svg:x2="21.092cm" svg:y2="23.127cm" draw:start-shape="id3" draw:start-glue-point="8" draw:end-shape="id4" draw:end-glue-point="4" svg:d="M21091 21939l1 1188" svg:viewBox="0 0 2 1189">
          <text:p/>
        </draw:connector>
        <draw:connector draw:style-name="gr21" draw:text-style-name="P4" draw:layer="layout" draw:type="line" svg:x1="20.451cm" svg:y1="23.722cm" svg:x2="14.042cm" svg:y2="23.723cm" draw:start-shape="id4" draw:start-glue-point="6" draw:end-shape="id5" draw:end-glue-point="10" svg:d="M20451 23722l-6409 1" svg:viewBox="0 0 6410 2">
          <text:p/>
        </draw:connector>
        <draw:connector draw:style-name="gr22" draw:text-style-name="P4" draw:layer="layout" draw:type="line" svg:x1="12.759cm" svg:y1="23.723cm" svg:x2="6.453cm" svg:y2="23.724cm" draw:start-shape="id5" draw:start-glue-point="6" draw:end-shape="id6" draw:end-glue-point="10" svg:d="M12759 23723l-6306 1" svg:viewBox="0 0 6307 2">
          <text:p/>
        </draw:connector>
        <draw:connector draw:style-name="gr23" draw:text-style-name="P4" draw:layer="layout" draw:type="line" svg:x1="5.814cm" svg:y1="23.129cm" svg:x2="5.815cm" svg:y2="22.037cm" draw:start-shape="id6" draw:start-glue-point="4" draw:end-shape="id7" draw:end-glue-point="8" svg:d="M5814 23129l1-1092" svg:viewBox="0 0 2 1093">
          <text:p/>
        </draw:connector>
        <draw:connector draw:style-name="gr24" draw:text-style-name="P4" draw:layer="layout" draw:type="line" svg:x1="6.455cm" svg:y1="21.444cm" svg:x2="10.197cm" svg:y2="21.444cm" draw:start-shape="id7" draw:start-glue-point="10" draw:end-shape="id8" draw:end-glue-point="6" svg:d="M6455 21444h3742" svg:viewBox="0 0 3743 1">
          <text:p/>
        </draw:connector>
        <draw:connector draw:style-name="gr25" draw:text-style-name="P4" draw:layer="layout" draw:type="line" svg:x1="10.84cm" svg:y1="20.85cm" svg:x2="10.84cm" svg:y2="19.662cm" draw:start-shape="id8" draw:start-glue-point="4" draw:end-shape="id9" draw:end-glue-point="8" svg:d="M10840 20850v-1188" svg:viewBox="0 0 1 1189">
          <text:p/>
        </draw:connector>
        <draw:connector draw:style-name="gr26" draw:text-style-name="P4" draw:layer="layout" draw:type="line" svg:x1="21.091cm" svg:y1="20.749cm" svg:x2="21.092cm" svg:y2="17.187cm" draw:start-shape="id3" draw:start-glue-point="4" draw:end-shape="id10" draw:end-glue-point="8" svg:d="M21091 20749l1-3562" svg:viewBox="0 0 2 3563">
          <text:p/>
        </draw:connector>
        <draw:connector draw:style-name="gr27" draw:text-style-name="P4" draw:layer="layout" draw:type="line" svg:x1="20.451cm" svg:y1="16.593cm" svg:x2="19.272cm" svg:y2="16.593cm" draw:start-shape="id10" draw:start-glue-point="6" draw:end-shape="id11" draw:end-glue-point="10" svg:d="M20451 16593h-1179" svg:viewBox="0 0 1180 1">
          <text:p/>
        </draw:connector>
        <draw:connector draw:style-name="gr28" draw:text-style-name="P4" draw:layer="layout" draw:type="line" svg:x1="18.631cm" svg:y1="17.187cm" svg:x2="18.631cm" svg:y2="20.75cm" draw:start-shape="id11" draw:start-glue-point="8" draw:end-shape="id12" draw:end-glue-point="4" svg:d="M18631 17187v3563" svg:viewBox="0 0 1 3564">
          <text:p/>
        </draw:connector>
        <draw:connector draw:style-name="gr29" draw:text-style-name="P4" draw:layer="layout" draw:type="line" svg:x1="17.99cm" svg:y1="21.345cm" svg:x2="16.709cm" svg:y2="21.345cm" draw:start-shape="id12" draw:start-glue-point="6" draw:end-shape="id13" draw:end-glue-point="10" svg:d="M17990 21345h-1281" svg:viewBox="0 0 1282 1">
          <text:p/>
        </draw:connector>
        <draw:connector draw:style-name="gr30" draw:text-style-name="P4" draw:layer="layout" draw:type="line" svg:x1="16.067cm" svg:y1="20.75cm" svg:x2="16.068cm" svg:y2="14.81cm" draw:start-shape="id13" draw:start-glue-point="4" draw:end-shape="id14" draw:end-glue-point="8" svg:d="M16067 20750l1-5940" svg:viewBox="0 0 2 5941">
          <text:p/>
        </draw:connector>
        <draw:connector draw:style-name="gr31" draw:text-style-name="P4" draw:layer="layout" draw:type="line" svg:x1="16.71cm" svg:y1="14.216cm" svg:x2="20.452cm" svg:y2="14.217cm" draw:start-shape="id14" draw:start-glue-point="10" draw:end-shape="id15" draw:end-glue-point="6" svg:d="M16710 14216l3742 1" svg:viewBox="0 0 3743 2">
          <text:p/>
        </draw:connector>
        <draw:connector draw:style-name="gr32" draw:text-style-name="P4" draw:layer="layout" draw:type="line" svg:x1="21.094cm" svg:y1="13.622cm" svg:x2="21.095cm" svg:y2="10.155cm" draw:start-shape="id15" draw:start-glue-point="4" draw:end-shape="id16" draw:end-glue-point="8" svg:d="M21094 13622l1-3467" svg:viewBox="0 0 2 3468">
          <text:p/>
        </draw:connector>
        <draw:connector draw:style-name="gr33" draw:text-style-name="P4" draw:layer="layout" draw:type="line" svg:x1="21.737cm" svg:y1="9.56cm" svg:x2="23.018cm" svg:y2="9.561cm" draw:start-shape="id16" draw:start-glue-point="10" draw:end-shape="id17" draw:end-glue-point="6" svg:d="M21737 9560l1281 1" svg:viewBox="0 0 1282 2">
          <text:p/>
        </draw:connector>
        <draw:connector draw:style-name="gr34" draw:text-style-name="P4" draw:layer="layout" draw:type="line" svg:x1="23.659cm" svg:y1="8.966cm" svg:x2="23.661cm" svg:y2="7.78cm" draw:start-shape="id17" draw:start-glue-point="4" draw:end-shape="id18" draw:end-glue-point="8" svg:d="M23659 8966l2-1186" svg:viewBox="0 0 3 1187">
          <text:p/>
        </draw:connector>
        <draw:connector draw:style-name="gr35" draw:text-style-name="P4" draw:layer="layout" draw:type="line" svg:x1="23.019cm" svg:y1="7.185cm" svg:x2="19.278cm" svg:y2="7.186cm" draw:start-shape="id18" draw:start-glue-point="6" draw:end-shape="id19" draw:end-glue-point="10" svg:d="M23019 7185l-3741 1" svg:viewBox="0 0 3742 2">
          <text:p/>
        </draw:connector>
        <draw:connector draw:style-name="gr36" draw:text-style-name="P4" draw:layer="layout" draw:type="line" svg:x1="18.637cm" svg:y1="7.781cm" svg:x2="18.637cm" svg:y2="11.251cm" draw:start-shape="id19" draw:start-glue-point="8" draw:end-shape="id20" draw:end-glue-point="4" svg:d="M18637 7781v3470" svg:viewBox="0 0 1 3471">
          <text:p/>
        </draw:connector>
        <draw:connector draw:style-name="gr37" draw:text-style-name="P4" draw:layer="layout" draw:type="line" svg:x1="17.995cm" svg:y1="11.846cm" svg:x2="11.496cm" svg:y2="11.857cm" draw:start-shape="id20" draw:start-glue-point="6" draw:end-shape="id21" draw:end-glue-point="10" svg:d="M17995 11846l-6499 11" svg:viewBox="0 0 6500 12">
          <text:p/>
        </draw:connector>
        <draw:connector draw:style-name="gr38" draw:text-style-name="P4" draw:layer="layout" draw:type="line" svg:x1="10.856cm" svg:y1="11.262cm" svg:x2="10.855cm" svg:y2="9.978cm" draw:start-shape="id21" draw:start-glue-point="4" draw:end-shape="id22" draw:end-glue-point="8" svg:d="M10856 11262l-1-1284" svg:viewBox="0 0 2 1285">
          <text:p/>
        </draw:connector>
        <draw:connector draw:style-name="gr39" draw:text-style-name="P4" draw:layer="layout" draw:type="line" svg:x1="10.856cm" svg:y1="12.451cm" svg:x2="10.857cm" svg:y2="15.92cm" draw:start-shape="id21" draw:start-glue-point="8" draw:end-shape="id23" draw:end-glue-point="4" svg:d="M10856 12451l1 3469" svg:viewBox="0 0 2 3470">
          <text:p/>
        </draw:connector>
        <draw:connector draw:style-name="gr40" draw:text-style-name="P4" draw:layer="layout" draw:type="line" svg:x1="10.216cm" svg:y1="16.516cm" svg:x2="8.937cm" svg:y2="16.517cm" draw:start-shape="id23" draw:start-glue-point="6" draw:end-shape="id24" draw:end-glue-point="10" svg:d="M10216 16516l-1279 1" svg:viewBox="0 0 1280 2">
          <text:p/>
        </draw:connector>
        <draw:connector draw:style-name="gr41" draw:text-style-name="P4" draw:layer="layout" draw:type="line" svg:x1="8.295cm" svg:y1="17.112cm" svg:x2="8.279cm" svg:y2="18.474cm" draw:start-shape="id24" draw:start-glue-point="8" draw:end-shape="id25" draw:end-glue-point="4" svg:d="M8295 17112l-16 1362" svg:viewBox="0 0 17 1363">
          <text:p/>
        </draw:connector>
        <draw:connector draw:style-name="gr42" draw:text-style-name="P4" draw:layer="layout" draw:type="line" svg:x1="7.638cm" svg:y1="19.069cm" svg:x2="6.56cm" svg:y2="19.07cm" draw:start-shape="id25" draw:start-glue-point="6" draw:end-shape="id26" draw:end-glue-point="10" svg:d="M7638 19069l-1078 1" svg:viewBox="0 0 1079 2">
          <text:p/>
        </draw:connector>
        <draw:connector draw:style-name="gr43" draw:text-style-name="P4" draw:layer="layout" draw:type="line" svg:x1="5.921cm" svg:y1="18.476cm" svg:x2="5.922cm" svg:y2="14.91cm" draw:start-shape="id26" draw:start-glue-point="4" draw:end-shape="id27" draw:end-glue-point="8" svg:d="M5921 18476l1-3566" svg:viewBox="0 0 2 3567">
          <text:p/>
        </draw:connector>
        <draw:connector draw:style-name="gr44" draw:text-style-name="P4" draw:layer="layout" draw:type="line" svg:x1="6.561cm" svg:y1="14.316cm" svg:x2="7.64cm" svg:y2="14.317cm" draw:start-shape="id27" draw:start-glue-point="10" draw:end-shape="id28" draw:end-glue-point="6" svg:d="M6561 14316l1079 1" svg:viewBox="0 0 1080 2">
          <text:p/>
        </draw:connector>
        <draw:connector draw:style-name="gr45" draw:text-style-name="P4" draw:layer="layout" draw:type="line" svg:x1="8.281cm" svg:y1="13.722cm" svg:x2="8.282cm" svg:y2="12.536cm" draw:start-shape="id28" draw:start-glue-point="4" draw:end-shape="id29" draw:end-glue-point="8" svg:d="M8281 13722l1-1186" svg:viewBox="0 0 2 1187">
          <text:p/>
        </draw:connector>
        <draw:connector draw:style-name="gr46" draw:text-style-name="P4" draw:layer="layout" draw:type="line" svg:x1="7.641cm" svg:y1="11.943cm" svg:x2="6.462cm" svg:y2="11.944cm" draw:start-shape="id29" draw:start-glue-point="6" draw:end-shape="id30" draw:end-glue-point="10" svg:d="M7641 11943l-1179 1" svg:viewBox="0 0 1180 2">
          <text:p/>
        </draw:connector>
        <draw:connector draw:style-name="gr47" draw:text-style-name="P4" draw:layer="layout" draw:type="line" svg:x1="5.822cm" svg:y1="11.35cm" svg:x2="5.822cm" svg:y2="10.162cm" draw:start-shape="id30" draw:start-glue-point="4" draw:end-shape="id31" draw:end-glue-point="8" svg:d="M5822 11350v-1188" svg:viewBox="0 0 1 1189">
          <text:p/>
        </draw:connector>
        <draw:connector draw:style-name="gr48" draw:text-style-name="P4" draw:layer="layout" draw:type="line" svg:x1="6.462cm" svg:y1="9.568cm" svg:x2="7.541cm" svg:y2="9.569cm" draw:start-shape="id31" draw:start-glue-point="10" draw:end-shape="id32" draw:end-glue-point="6" svg:d="M6462 9568l1079 1" svg:viewBox="0 0 1080 2">
          <text:p/>
        </draw:connector>
        <draw:connector draw:style-name="gr49" draw:text-style-name="P4" draw:layer="layout" draw:type="line" svg:x1="8.182cm" svg:y1="8.974cm" svg:x2="8.183cm" svg:y2="7.786cm" draw:start-shape="id32" draw:start-glue-point="4" draw:end-shape="id33" draw:end-glue-point="8" svg:d="M8182 8974l1-1188" svg:viewBox="0 0 2 1189">
          <text:p/>
        </draw:connector>
        <draw:connector draw:style-name="gr50" draw:text-style-name="P4" draw:layer="layout" draw:type="line" svg:x1="7.542cm" svg:y1="7.193cm" svg:x2="6.465cm" svg:y2="7.195cm" draw:start-shape="id33" draw:start-glue-point="6" draw:end-shape="id34" draw:end-glue-point="10" svg:d="M7542 7193l-1077 2" svg:viewBox="0 0 1078 3">
          <text:p/>
        </draw:connector>
        <draw:connector draw:style-name="gr51" draw:text-style-name="P4" draw:layer="layout" draw:type="line" svg:x1="13.401cm" svg:y1="23.128cm" svg:x2="13.402cm" svg:y2="14.811cm" draw:start-shape="id5" draw:start-glue-point="4" draw:end-shape="id35" draw:end-glue-point="8" svg:d="M13401 23128l1-8317" svg:viewBox="0 0 2 8318">
          <text:p/>
        </draw:connector>
        <draw:frame draw:style-name="gr52" draw:text-style-name="P5" draw:layer="layout" svg:width="1.264cm" svg:height="0.815cm" svg:x="16.961cm" svg:y="22.998cm">
          <draw:text-box>
            <text:p><text:span text:style-name="T2">(R,W,D)</text:span></text:p>
          </draw:text-box>
        </draw:frame>
        <draw:frame draw:style-name="gr53" draw:text-style-name="P5" draw:layer="layout" svg:width="1.29cm" svg:height="0.815cm" svg:x="9.272cm" svg:y="23.008cm">
          <draw:text-box>
            <text:p><text:span text:style-name="T2">(M,W,D)</text:span></text:p>
          </draw:text-box>
        </draw:frame>
        <draw:frame draw:style-name="gr54" draw:text-style-name="P5" draw:layer="layout" svg:width="1.254cm" svg:height="0.815cm" svg:x="4.719cm" svg:y="22.297cm">
          <draw:text-box>
            <text:p><text:span text:style-name="T2">(R,N,D)</text:span></text:p>
          </draw:text-box>
        </draw:frame>
        <draw:frame draw:style-name="gr55" draw:text-style-name="P5" draw:layer="layout" svg:width="1.242cm" svg:height="0.816cm" svg:x="7.539cm" svg:y="20.632cm">
          <draw:text-box>
            <text:p><text:span text:style-name="T2">(R,E,D)</text:span></text:p>
          </draw:text-box>
        </draw:frame>
        <draw:frame draw:style-name="gr56" draw:text-style-name="P5" draw:layer="layout" svg:width="1.218cm" svg:height="0.817cm" svg:x="10.873cm" svg:y="19.919cm">
          <draw:text-box>
            <text:p><text:span text:style-name="T2">(L,N,D)</text:span></text:p>
          </draw:text-box>
        </draw:frame>
        <draw:frame draw:style-name="gr57" draw:text-style-name="P5" draw:layer="layout" svg:width="1.253cm" svg:height="0.813cm" svg:x="13.437cm" svg:y="18.721cm">
          <draw:text-box>
            <text:p><text:span text:style-name="T2">(R,N,D)</text:span></text:p>
          </draw:text-box>
        </draw:frame>
        <draw:frame draw:style-name="gr58" draw:text-style-name="P5" draw:layer="layout" svg:width="1.241cm" svg:height="0.813cm" svg:x="21.063cm" svg:y="18.721cm">
          <draw:text-box>
            <text:p><text:span text:style-name="T2">(R,N,E)</text:span></text:p>
          </draw:text-box>
        </draw:frame>
        <draw:frame draw:style-name="gr56" draw:text-style-name="P5" draw:layer="layout" svg:width="1.22cm" svg:height="0.817cm" svg:x="19.424cm" svg:y="15.74cm">
          <draw:text-box>
            <text:p><text:span text:style-name="T2">(</text:span><text:span text:style-name="T2">L</text:span><text:span text:style-name="T2">,</text:span><text:span text:style-name="T2">W</text:span><text:span text:style-name="T2">,</text:span><text:span text:style-name="T2">E</text:span><text:span text:style-name="T2">)</text:span></text:p>
          </draw:text-box>
        </draw:frame>
        <draw:frame draw:style-name="gr59" draw:text-style-name="P5" draw:layer="layout" svg:width="1.192cm" svg:height="0.816cm" svg:x="18.563cm" svg:y="18.493cm">
          <draw:text-box>
            <text:p><text:span text:style-name="T2">(</text:span><text:span text:style-name="T2">L</text:span><text:span text:style-name="T2">,</text:span><text:span text:style-name="T2">S</text:span><text:span text:style-name="T2">,</text:span><text:span text:style-name="T2">E</text:span><text:span text:style-name="T2">)</text:span></text:p>
          </draw:text-box>
        </draw:frame>
        <draw:frame draw:style-name="gr55" draw:text-style-name="P5" draw:layer="layout" svg:width="1.242cm" svg:height="0.816cm" svg:x="15.998cm" svg:y="17.769cm">
          <draw:text-box>
            <text:p><text:span text:style-name="T2">(R,N,E)</text:span></text:p>
          </draw:text-box>
        </draw:frame>
        <draw:frame draw:style-name="gr60" draw:text-style-name="P5" draw:layer="layout" svg:width="1.226cm" svg:height="0.817cm" svg:x="17.795cm" svg:y="13.492cm">
          <draw:text-box>
            <text:p><text:span text:style-name="T2">(R,E,E)</text:span></text:p>
          </draw:text-box>
        </draw:frame>
        <draw:frame draw:style-name="gr61" draw:text-style-name="P5" draw:layer="layout" svg:width="1.205cm" svg:height="0.815cm" svg:x="21.127cm" svg:y="11.591cm">
          <draw:text-box>
            <text:p><text:span text:style-name="T2">(L,N,E)</text:span></text:p>
          </draw:text-box>
        </draw:frame>
        <draw:frame draw:style-name="gr54" draw:text-style-name="P5" draw:layer="layout" svg:width="1.254cm" svg:height="0.815cm" svg:x="16.861cm" svg:y="20.622cm">
          <draw:text-box>
            <text:p><text:span text:style-name="T2">(R,W,E)</text:span></text:p>
          </draw:text-box>
        </draw:frame>
        <draw:frame draw:style-name="gr61" draw:text-style-name="P5" draw:layer="layout" svg:width="1.207cm" svg:height="0.815cm" svg:x="21.063cm" svg:y="22.048cm">
          <draw:text-box>
            <text:p><text:span text:style-name="T2">(L,S,D)</text:span></text:p>
          </draw:text-box>
        </draw:frame>
        <draw:frame draw:style-name="gr62" draw:text-style-name="P5" draw:layer="layout" svg:width="1.224cm" svg:height="0.816cm" svg:x="21.735cm" svg:y="8.849cm">
          <draw:text-box>
            <text:p><text:span text:style-name="T2">(R,E,E)</text:span></text:p>
          </draw:text-box>
        </draw:frame>
        <draw:connector draw:style-name="gr63" draw:text-style-name="P4" draw:layer="layout" draw:type="line" svg:x1="23.659cm" svg:y1="10.156cm" svg:x2="23.661cm" svg:y2="18.379cm" draw:start-shape="id17" draw:start-glue-point="8" draw:end-shape="id36" draw:end-glue-point="4" svg:d="M23659 10156l2 8223" svg:viewBox="0 0 3 8224">
          <text:p/>
        </draw:connector>
        <draw:frame draw:style-name="gr64" draw:text-style-name="P5" draw:layer="layout" svg:width="1.24cm" svg:height="0.815cm" svg:x="23.66cm" svg:y="13.75cm">
          <draw:text-box>
            <text:p><text:span text:style-name="T2">(R,S,D)</text:span></text:p>
          </draw:text-box>
        </draw:frame>
        <draw:frame draw:style-name="gr65" draw:text-style-name="P5" draw:layer="layout" svg:width="1.206cm" svg:height="0.816cm" svg:x="23.683cm" svg:y="8.036cm">
          <draw:text-box>
            <text:p><text:span text:style-name="T2">(L,N,E)</text:span></text:p>
          </draw:text-box>
        </draw:frame>
        <draw:frame draw:style-name="gr56" draw:text-style-name="P5" draw:layer="layout" svg:width="1.218cm" svg:height="0.817cm" svg:x="20.872cm" svg:y="6.372cm">
          <draw:text-box>
            <text:p><text:span text:style-name="T2">(L,W,E)</text:span></text:p>
          </draw:text-box>
        </draw:frame>
        <draw:frame draw:style-name="gr66" draw:text-style-name="P5" draw:layer="layout" svg:width="1.191cm" svg:height="0.815cm" svg:x="18.555cm" svg:y="8.987cm">
          <draw:text-box>
            <text:p><text:span text:style-name="T2">(L,S,E)</text:span></text:p>
          </draw:text-box>
        </draw:frame>
        <draw:frame draw:style-name="gr54" draw:text-style-name="P5" draw:layer="layout" svg:width="1.254cm" svg:height="0.815cm" svg:x="14.397cm" svg:y="11.126cm">
          <draw:text-box>
            <text:p><text:span text:style-name="T2">(R,W,E)</text:span></text:p>
          </draw:text-box>
        </draw:frame>
        <draw:frame draw:style-name="gr5" draw:text-style-name="P5" draw:layer="layout" svg:width="1.264cm" svg:height="0.817cm" svg:x="10.839cm" svg:y="10.402cm">
          <draw:text-box>
            <text:p><text:span text:style-name="T2">(R,N,O)</text:span></text:p>
          </draw:text-box>
        </draw:frame>
        <draw:frame draw:style-name="gr66" draw:text-style-name="P5" draw:layer="layout" svg:width="1.188cm" svg:height="0.815cm" svg:x="10.811cm" svg:y="13.74cm">
          <draw:text-box>
            <text:p><text:span text:style-name="T2">(L,S,E)</text:span></text:p>
          </draw:text-box>
        </draw:frame>
        <draw:frame draw:style-name="gr67" draw:text-style-name="P5" draw:layer="layout" svg:width="1.253cm" svg:height="0.817cm" svg:x="9.104cm" svg:y="15.84cm">
          <draw:text-box>
            <text:p><text:span text:style-name="T2">(R,W,E)</text:span></text:p>
          </draw:text-box>
        </draw:frame>
        <draw:frame draw:style-name="gr59" draw:text-style-name="P5" draw:layer="layout" svg:width="1.188cm" svg:height="0.816cm" svg:x="8.337cm" svg:y="17.304cm">
          <draw:text-box>
            <text:p><text:span text:style-name="T2">(L,S,E)</text:span></text:p>
          </draw:text-box>
        </draw:frame>
        <draw:frame draw:style-name="gr68" draw:text-style-name="P5" draw:layer="layout" svg:width="1.225cm" svg:height="0.814cm" svg:x="6.54cm" svg:y="13.504cm">
          <draw:text-box>
            <text:p><text:span text:style-name="T2">(R,E,E)</text:span></text:p>
          </draw:text-box>
        </draw:frame>
        <draw:frame draw:style-name="gr69" draw:text-style-name="P5" draw:layer="layout" svg:width="1.25cm" svg:height="0.813cm" svg:x="6.709cm" svg:y="18.257cm">
          <draw:text-box>
            <text:p><text:span text:style-name="T2">(R,W,E)</text:span></text:p>
          </draw:text-box>
        </draw:frame>
        <draw:frame draw:style-name="gr64" draw:text-style-name="P5" draw:layer="layout" svg:width="1.239cm" svg:height="0.815cm" svg:x="5.839cm" svg:y="16.354cm">
          <draw:text-box>
            <text:p><text:span text:style-name="T2">(R,N,E)</text:span></text:p>
          </draw:text-box>
        </draw:frame>
        <draw:frame draw:style-name="gr70" draw:text-style-name="P5" draw:layer="layout" svg:width="1.203cm" svg:height="0.816cm" svg:x="8.237cm" svg:y="12.879cm">
          <draw:text-box>
            <text:p><text:span text:style-name="T2">(L,N,E)</text:span></text:p>
          </draw:text-box>
        </draw:frame>
        <draw:frame draw:style-name="gr8" draw:text-style-name="P5" draw:layer="layout" svg:width="1.218cm" svg:height="0.816cm" svg:x="6.54cm" svg:y="12.066cm">
          <draw:text-box>
            <text:p><text:span text:style-name="T2">(L,W,E)</text:span></text:p>
          </draw:text-box>
        </draw:frame>
        <draw:frame draw:style-name="gr71" draw:text-style-name="P5" draw:layer="layout" svg:width="1.24cm" svg:height="0.817cm" svg:x="4.655cm" svg:y="10.412cm">
          <draw:text-box>
            <text:p><text:span text:style-name="T2">(R,N,E)</text:span></text:p>
          </draw:text-box>
        </draw:frame>
        <draw:frame draw:style-name="gr72" draw:text-style-name="P5" draw:layer="layout" svg:width="1.227cm" svg:height="0.815cm" svg:x="6.273cm" svg:y="9.5cm">
          <draw:text-box>
            <text:p><text:span text:style-name="T2">(R,E,E)</text:span></text:p>
          </draw:text-box>
        </draw:frame>
        <draw:frame draw:style-name="gr73" draw:text-style-name="P5" draw:layer="layout" svg:width="1.205cm" svg:height="0.817cm" svg:x="8.079cm" svg:y="8.025cm">
          <draw:text-box>
            <text:p><text:span text:style-name="T2">(L,N,E)</text:span></text:p>
          </draw:text-box>
        </draw:frame>
        <draw:frame draw:style-name="gr56" draw:text-style-name="P5" draw:layer="layout" svg:width="1.218cm" svg:height="0.817cm" svg:x="6.564cm" svg:y="6.386cm">
          <draw:text-box>
            <text:p><text:span text:style-name="T2">(L,W,E)</text:span></text:p>
          </draw:text-box>
        </draw:frame>
        <draw:custom-shape draw:style-name="gr14" draw:text-style-name="P3" xml:id="id37" draw:id="id37" draw:layer="layout" svg:width="1.279cm" svg:height="1.187cm" svg:x="5.221cm" svg:y="4cm">
          <text:p text:style-name="P2"><text:span text:style-name="T1">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4" draw:layer="layout" draw:type="line" svg:x1="5.825cm" svg:y1="6.6cm" svg:x2="5.861cm" svg:y2="5.187cm" draw:start-shape="id34" draw:start-glue-point="4" draw:end-shape="id37" draw:end-glue-point="8" svg:d="M5825 6600l36-1413" svg:viewBox="0 0 37 1414">
          <text:p/>
        </draw:connector>
        <draw:frame draw:style-name="gr75" draw:text-style-name="P5" draw:layer="layout" svg:width="1.233cm" svg:height="0.816cm" svg:x="4.75cm" svg:y="5.75cm">
          <draw:text-box>
            <text:p><text:span text:style-name="T2">(R,N,F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7" draw:display-name="Estremità linea 27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5" draw:display-name="Estremità linea 5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right" draw:textarea-vertical-align="middle" draw:auto-grow-height="true" fo:padding-top="0.125cm" fo:padding-bottom="0.125cm" fo:padding-left="0.25cm" fo:padding-right="0.25cm" fo:wrap-option="wrap" draw:shadow="hidden" draw:shadow-offset-x="0.2cm" draw:shadow-offset-y="0.2cm" draw:shadow-color="#808080" draw:lin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2:09:10.941016456</meta:creation-date>
    <dc:date>2023-04-06T17:48:53.003117184</dc:date>
    <meta:editing-duration>PT2H44M43S</meta:editing-duration>
    <meta:editing-cycles>15</meta:editing-cycles>
    <meta:generator>LibreOffice/7.5.1.2$Linux_X86_64 LibreOffice_project/81bce3cd17f5e01886721863a4fa0d99f91033a6</meta:generator>
    <meta:document-statistic meta:object-count="110"/>
  </office:meta>
</office:document-meta>
</file>